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93f3" officeooo:paragraph-rsid="001593f3"/>
    </style:style>
    <style:style style:name="P2" style:family="paragraph" style:parent-style-name="Standard">
      <style:text-properties officeooo:rsid="00170747" officeooo:paragraph-rsid="00170747"/>
    </style:style>
    <style:style style:name="P3" style:family="paragraph" style:parent-style-name="Standard">
      <style:text-properties officeooo:paragraph-rsid="0018b26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T1" style:family="text">
      <style:text-properties officeooo:rsid="00170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udo apt-get update -y</text:span></text:p>
      <text:p text:style-name="P3">sudo apt-get install -y libgtk2.0-dev</text:p>
      <text:p text:style-name="Standard"/>
      <text:p text:style-name="Standard">conda create -n py35 python=3.5</text:p>
      <text:p text:style-name="Standard">conda activate py35</text:p>
      <text:p text:style-name="Standard"/>
      <text:p text:style-name="Standard">pip install Cython</text:p>
      <text:p text:style-name="Standard">pip install scikit-build</text:p>
      <text:p text:style-name="Standard">conda install -c anaconda cmake</text:p>
      <text:p text:style-name="P1">pip install dlib</text:p>
      <text:p text:style-name="Standard">pip install face_recognition</text:p>
      <text:p text:style-name="P2">pip install imutils</text:p>
      <text:p text:style-name="P2">pip install opencv-contrib-python</text:p>
      <text:p text:style-name="Standard"/>
      <text:p text:style-name="P2"/>
      <text:p text:style-name="P2"/>
      <text:p text:style-name="P4">vs.stream.release()</text:p>
      <text:p text:style-name="P4">vs.stream.release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1:41:18.591726464</meta:creation-date>
    <dc:date>2020-03-01T10:38:53.065933033</dc:date>
    <meta:editing-duration>PT5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2" meta:character-count="316" meta:non-whitespace-character-count="287"/>
  </office:meta>
</office:document-meta>
</file>